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5.501cm" table:align="center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2.558cm"/>
    </style:style>
    <style:style style:name="Table2.D" style:family="table-column">
      <style:table-column-properties style:column-width="9.76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1" style:family="table">
      <style:table-properties style:width="15.501cm" table:align="center"/>
    </style:style>
    <style:style style:name="Table1.A" style:family="table-column">
      <style:table-column-properties style:column-width="1.051cm"/>
    </style:style>
    <style:style style:name="Table1.B" style:family="table-column">
      <style:table-column-properties style:column-width="2.136cm"/>
    </style:style>
    <style:style style:name="Table1.C" style:family="table-column">
      <style:table-column-properties style:column-width="2.545cm"/>
    </style:style>
    <style:style style:name="Table1.D" style:family="table-column">
      <style:table-column-properties style:column-width="9.76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3" style:family="table">
      <style:table-properties style:width="9.407cm" fo:margin-left="0.019cm" table:align="left"/>
    </style:style>
    <style:style style:name="Table3.A" style:family="table-column">
      <style:table-column-properties style:column-width="7.996cm"/>
    </style:style>
    <style:style style:name="Table3.B" style:family="table-column">
      <style:table-column-properties style:column-width="1.411cm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fo:color="#000000" style:font-name="Calibri" fo:font-size="11pt" officeooo:paragraph-rsid="001ac99c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8pt" fo:language="es" fo:country="ES" fo:font-weight="bold" officeooo:paragraph-rsid="009d5fcd" style:letter-kerning="true" style:font-name-asian="Times New Roman" style:font-size-asian="8pt" style:language-asian="es" style:country-asian="ES" style:font-weight-asian="bold" style:font-name-complex="Calibri2" style:font-size-complex="8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8pt" fo:language="es" fo:country="ES" fo:font-weight="bold" officeooo:rsid="009d5fcd" officeooo:paragraph-rsid="009d5fcd" style:letter-kerning="true" style:font-name-asian="Times New Roman" style:font-size-asian="8pt" style:language-asian="es" style:country-asian="ES" style:font-weight-asian="bold" style:font-name-complex="Calibri2" style:font-size-complex="8pt" style:font-weight-complex="bold" fo:hyphenate="true" fo:hyphenation-remain-char-count="2" fo:hyphenation-push-char-count="2"/>
    </style:style>
    <style:style style:name="P4" style:family="paragraph" style:parent-style-name="Standard">
      <style:text-properties style:font-name="Calibri" fo:font-size="11pt" officeooo:paragraph-rsid="001ac99c" style:font-size-asian="11pt" style:font-name-complex="Arial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eaa141" style:font-size-asian="11pt" style:font-name-complex="Arial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1ac99c" style:font-name-asian="Arial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6.668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8" style:family="paragraph" style:parent-style-name="Standard">
      <style:paragraph-properties fo:margin-left="6.752cm" fo:margin-right="0cm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style:font-name="Calibri" fo:font-size="10pt" fo:font-weight="bold" officeooo:paragraph-rsid="005495d7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6.752cm" fo:margin-right="0cm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fo:color="#ff0000" style:font-name="Calibri" fo:font-size="10pt" fo:font-weight="bold" officeooo:paragraph-rsid="001ac99c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8874f8" officeooo:paragraph-rsid="001ac99c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c7bb70" officeooo:paragraph-rsid="00c6a7bd" style:font-size-asian="11pt" style:font-weight-asian="bold" style:font-name-complex="Arial" style:font-size-complex="11pt" text:display="non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 text:display="non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8874f8" officeooo:paragraph-rsid="00dbf858" style:font-size-asian="11pt" style:font-weight-asian="bold" style:font-name-complex="Arial" style:font-size-complex="11pt" text:display="non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0pt" fo:font-weight="bold" officeooo:rsid="00cb9ca6" officeooo:paragraph-rsid="00cfae18" style:font-size-asian="10pt" style:font-weight-asian="bold" style:font-name-complex="Arial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name-complex="Arial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style:font-size-asian="8pt" style:font-name-complex="Arial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officeooo:paragraph-rsid="00e548b0" style:font-size-asian="8pt" style:font-name-complex="Arial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9pt" style:font-size-asian="9pt" style:font-name-complex="Arial" style:font-size-complex="9pt"/>
    </style:style>
    <style:style style:name="P22" style:family="paragraph" style:parent-style-name="Standard" style:master-page-name="Standard">
      <style:paragraph-properties fo:margin-left="0cm" fo:margin-right="0cm" fo:text-align="justify" style:justify-single-word="false" fo:text-indent="6.668cm" style:auto-text-indent="false" style:page-number="auto">
        <style:tab-stops>
          <style:tab-stop style:position="7.502cm"/>
        </style:tab-stops>
      </style:paragraph-properties>
      <style:text-properties style:font-name="Calibri" fo:font-size="11pt" fo:font-weight="bold" officeooo:paragraph-rsid="001ac99c" style:font-size-asian="11pt" style:font-weight-asian="bold" style:font-name-complex="Arial" style:font-size-complex="11pt"/>
    </style:style>
    <style:style style:name="T1" style:family="text">
      <style:text-properties fo:color="#000000"/>
    </style:style>
    <style:style style:name="T2" style:family="text">
      <style:text-properties fo:color="#000000" officeooo:rsid="009ceed3" style:font-name-asian="Arial" style:font-weight-complex="bold"/>
    </style:style>
    <style:style style:name="T3" style:family="text">
      <style:text-properties fo:color="#000000" officeooo:rsid="009ceed3"/>
    </style:style>
    <style:style style:name="T4" style:family="text">
      <style:text-properties style:font-name-asian="Arial"/>
    </style:style>
    <style:style style:name="T5" style:family="text">
      <style:text-properties officeooo:rsid="00e06e7d"/>
    </style:style>
    <style:style style:name="T6" style:family="text">
      <style:text-properties style:font-name="Calibri1" style:font-name-asian="Arial" style:font-name-complex="Arial1"/>
    </style:style>
    <style:style style:name="T7" style:family="text">
      <style:text-properties style:font-name="Calibri1" officeooo:rsid="00eaa141" style:font-name-asian="Arial" style:font-name-complex="Arial1"/>
    </style:style>
    <style:style style:name="T8" style:family="text">
      <style:text-properties style:font-name="Calibri1" officeooo:rsid="00f3171a" style:font-name-asian="Arial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7">POSADAS,</text:p>
      <text:p text:style-name="P7"/>
      <text:p text:style-name="P7"/>
      <text:p text:style-name="P8"><text:span text:style-name="T1">EXPTE: <text:s text:c="5"/></text:span><text:span text:style-name="T3">6550-</text:span><text:span text:style-name="T2"><text:text-input text:description="$expediente">$expediente</text:text-input></text:span><text:span text:style-name="T2"> - </text:span><text:span text:style-name="T2"><text:text-input text:description="$expedienteDescripcion">$expedienteDescripcion</text:text-input></text:span></text:p>
      <text:p text:style-name="P9"/>
      <text:p text:style-name="P9"/>
      <text:p text:style-name="P4">Al Área de Tesorería.-</text:p>
      <text:p text:style-name="P4">S_______/_______D</text:p>
      <text:p text:style-name="P4"/>
      <text:p text:style-name="P6"><text:s/></text:p>
      <text:p text:style-name="P5"><text:span text:style-name="T4"><text:s text:c="63"/></text:span><text:span text:style-name="T6">Visto el expediente de referencia y teniendo en cuenta la certificación del Coordinador Asistencial Subrogante Legal de la Gerencia Asistencial del Hospital Escuela de Agudos “Dr Ramon Madariaga”, Dr. </text:span><text:span text:style-name="T8">Oriel Sosa</text:span><text:span text:style-name="T6">, se adjunta en Cuadro Anexo el listado de los prestadores de servicio con sus respectivas horas y </text:span><text:span text:style-name="T7">prestaciones</text:span><text:span text:style-name="T6"> efectivamente certificados y realizados en el mes de </text:span><text:span text:style-name="T6"><text:text-input text:description="$mes">$mes</text:text-input></text:span></text:p>
      <text:p text:style-name="P1"/>
      <text:p text:style-name="P10"><text:span text:style-name="T4"><text:s text:c="63"/></text:span>Atentamente.-</text:p>
      <text:p text:style-name="P11">ANEXO 1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">APELLIDO Y NOMBRE</text:p>
          </table:table-cell>
          <table:table-cell table:style-name="Table2.A1" office:value-type="string">
            <text:p text:style-name="P2">CUIT</text:p>
          </table:table-cell>
          <table:table-cell table:style-name="Table2.D1" office:value-type="string">
            <text:p text:style-name="P3">PRACTICAS</text:p>
          </table:table-cell>
        </table:table-row>
      </table:table>
      <text:p text:style-name="P13"><text:text-input text:description="">#foreach($listado in $listados)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<text:text-input text:description="">$listado.Orden</text:text-input></text:p>
          </table:table-cell>
          <table:table-cell table:style-name="Table1.A1" office:value-type="string">
            <text:p text:style-name="P20"><text:text-input text:description="">$listado.Nombre</text:text-input></text:p>
          </table:table-cell>
          <table:table-cell table:style-name="Table1.A1" office:value-type="string">
            <text:p text:style-name="P21"><text:text-input text:description="">$listado.Cuit</text:text-input></text:p>
          </table:table-cell>
          <table:table-cell table:style-name="Table1.D1" office:value-type="string">
            <text:p text:style-name="P15"><text:text-input text:description="#foreach($p in $listado.Productos)">#foreach($p in $listado.Productos)</text:text-input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8"><text:text-input text:description="">$p.Nombre</text:text-input></text:p>
                </table:table-cell>
                <table:table-cell table:style-name="Table3.B1" office:value-type="string">
                  <text:p text:style-name="P19"><text:text-input text:description="">$p.Cantidad</text:text-input><text:span text:style-name="T5">Hs</text:span></text:p>
                </table:table-cell>
              </table:table-row>
            </table:table>
            <text:p text:style-name="P15"><text:text-input text:description="#end">#end</text:text-input></text:p>
          </table:table-cell>
        </table:table-row>
      </table:table>
      <text:p text:style-name="P14"><text:text-input text:description="">#end</text:text-input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16-05-23T12:50:53.588054508</dc:date>
    <meta:editing-duration>P3DT2H50M21S</meta:editing-duration>
    <meta:editing-cycles>204</meta:editing-cycles>
    <meta:generator>LibreOffice/4.2.7.2$Linux_X86_64 LibreOffice_project/420m0$Build-2</meta:generator>
    <meta:document-statistic meta:table-count="3" meta:image-count="0" meta:object-count="0" meta:page-count="1" meta:paragraph-count="16" meta:word-count="99" meta:character-count="737" meta:non-whitespace-character-count="539"/>
  </office:meta>
</office:document-meta>
</file>